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2.7cm" svg:x="8.9cm" svg:y="2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cm" svg:height="3.6cm" svg:x="8.4cm" svg:y="10.5cm">
          <text:p text:style-name="P1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cm" svg:height="3.8cm" svg:x="8.65cm" svg:y="18cm">
          <text:p text:style-name="P1">SVG 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1cm" svg:height="4.3cm" svg:x="10.3cm" svg:y="5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cm" svg:height="2.9cm" svg:x="10.6cm" svg:y="14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layer="layout" svg:width="4.1cm" svg:height="1.95cm" svg:x="12.1cm" svg:y="14.973cm">
          <draw:text-box>
            <text:p>DOM Manipulation</text:p>
          </draw:text-box>
        </draw:frame>
        <draw:frame draw:style-name="gr4" draw:layer="layout" svg:width="3.8cm" svg:height="1.5cm" svg:x="12.7cm" svg:y="6.8cm">
          <draw:text-box>
            <text:p>Websocke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otter</meta:initial-creator>
    <meta:creation-date>2012-07-30T23:10:10</meta:creation-date>
    <dc:date>2012-07-30T23:19:11</dc:date>
    <dc:creator>Simon Potter</dc:creator>
    <meta:editing-duration>P0D</meta:editing-duration>
    <meta:editing-cycles>1</meta:editing-cycles>
    <meta:generator>LibreOffice/3.5$Linux_X86_64 LibreOffice_project/350m1$Build-2</meta:generator>
    <meta:document-statistic meta:object-count="7"/>
  </office:meta>
</office:document-meta>
</file>